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e0c2cd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ackground-color="#e0c2cd"/>
      <style:text-properties fo:font-size="7pt" style:font-size-asian="7pt" style:font-size-complex="7pt"/>
    </style:style>
    <style:style style:name="ce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able-cell-properties fo:background-color="#ffd428"/>
      <style:text-properties fo:color="#000000" fo:font-size="7pt" style:font-size-asian="7pt" style:font-size-complex="7pt"/>
    </style:style>
    <style:style style:name="ce1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>
      <style:table-cell-properties fo:background-color="transparent"/>
      <style:text-properties fo:color="#000000"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ackground-color="transparent" fo:border="0.06pt solid #000000"/>
      <style:text-properties fo:color="#000000" fo:font-size="7pt" style:font-size-asian="7pt" style:font-size-complex="7pt"/>
    </style:style>
    <style:style style:name="ce28" style:family="table-cell" style:parent-style-name="Default" style:data-style-name="N121">
      <style:table-cell-properties fo:background-color="transparent" fo:border="0.06pt solid #000000"/>
      <style:text-properties fo:color="#000000"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ext-properties fo:color="#000000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number-columns-repeated="51" table:default-cell-style-name="ce1"/>
        <table:table-row table:style-name="ro1">
          <table:table-cell office:value-type="string" calcext:value-type="string">
            <text:p>exp: <text:s/>expOCT_172Ftr_ODOS_HyT_20210205_1Head_10CV_?</text:p>
          </table:table-cell>
          <table:table-cell table:number-columns-repeated="5"/>
          <table:table-cell office:value-type="string" calcext:value-type="string">
            <text:p>exp: expOCT_retina3D_HBP_transferLearning_20210228_10CV_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40-20-1</text:p>
          </table:table-cell>
          <table:table-cell table:number-columns-repeated="5"/>
          <table:table-cell office:value-type="string" calcext:value-type="string">
            <text:p>Network=ResNeXt101_32x8d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Valiation</text:p>
          </table:table-cell>
          <table:table-cell table:style-name="ce23" table:number-columns-repeated="2"/>
          <table:table-cell table:style-name="ce17" office:value-type="string" calcext:value-type="string" table:number-columns-spanned="3" table:number-rows-spanned="1">
            <text:p>Test</text:p>
          </table:table-cell>
          <table:covered-table-cell table:number-columns-repeated="2" table:style-name="ce29"/>
          <table:table-cell table:number-columns-repeated="51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style-name="ce18" office:value-type="string" calcext:value-type="string">
            <text:p>Accuracy</text:p>
          </table:table-cell>
          <table:table-cell table:style-name="ce18" office:value-type="string" calcext:value-type="string">
            <text:p>TPR</text:p>
          </table:table-cell>
          <table:table-cell table:style-name="ce18" office:value-type="string" calcext:value-type="string">
            <text:p>TNR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794" calcext:value-type="float">
            <text:p>0.5794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159" calcext:value-type="float">
            <text:p>0.6159</text:p>
          </table:table-cell>
          <table:table-cell table:style-name="ce3" office:value-type="float" office:value="0.7664" calcext:value-type="float">
            <text:p>0.7664</text:p>
          </table:table-cell>
          <table:table-cell table:style-name="ce3" office:value-type="float" office:value="0.4314" calcext:value-type="float">
            <text:p>0.4314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7311" calcext:value-type="float">
            <text:p>0.7311</text:p>
          </table:table-cell>
          <table:table-cell table:style-name="ce3" office:value-type="float" office:value="0.4216" calcext:value-type="float">
            <text:p>0.421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6315" calcext:value-type="float">
            <text:p>0.6315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507" calcext:value-type="float">
            <text:p>0.5507</text:p>
          </table:table-cell>
          <table:table-cell table:style-name="ce3" office:value-type="float" office:value="0.7664" calcext:value-type="float">
            <text:p>0.7664</text:p>
          </table:table-cell>
          <table:table-cell table:style-name="ce3" office:value-type="float" office:value="0.2862" calcext:value-type="float">
            <text:p>0.2862</text:p>
          </table:table-cell>
          <table:table-cell table:style-name="ce3" office:value-type="float" office:value="0.6376" calcext:value-type="float">
            <text:p>0.6376</text:p>
          </table:table-cell>
          <table:table-cell table:style-name="ce3" office:value-type="float" office:value="0.8223" calcext:value-type="float">
            <text:p>0.8223</text:p>
          </table:table-cell>
          <table:table-cell table:style-name="ce3" office:value-type="float" office:value="0.4112" calcext:value-type="float">
            <text:p>0.41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6094" calcext:value-type="float">
            <text:p>0.6094</text:p>
          </table:table-cell>
          <table:table-cell table:style-name="ce3" office:value-type="float" office:value="0.7557" calcext:value-type="float">
            <text:p>0.7557</text:p>
          </table:table-cell>
          <table:table-cell table:style-name="ce3" office:value-type="float" office:value="0.4319" calcext:value-type="float">
            <text:p>0.4319</text:p>
          </table:table-cell>
          <table:table-cell table:style-name="ce3" office:value-type="float" office:value="0.5163" calcext:value-type="float">
            <text:p>0.5163</text:p>
          </table:table-cell>
          <table:table-cell table:style-name="ce3" office:value-type="float" office:value="0.4802" calcext:value-type="float">
            <text:p>0.4802</text:p>
          </table:table-cell>
          <table:table-cell table:style-name="ce3" office:value-type="float" office:value="0.5604" calcext:value-type="float">
            <text:p>0.560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068" calcext:value-type="float">
            <text:p>0.6068</text:p>
          </table:table-cell>
          <table:table-cell table:style-name="ce3" office:value-type="float" office:value="0.6842" calcext:value-type="float">
            <text:p>0.6842</text:p>
          </table:table-cell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.4972" calcext:value-type="float">
            <text:p>0.4972</text:p>
          </table:table-cell>
          <table:table-cell table:style-name="ce3" office:value-type="float" office:value="0.6072" calcext:value-type="float">
            <text:p>0.6072</text:p>
          </table:table-cell>
          <table:table-cell table:style-name="ce3" office:value-type="float" office:value="0.3639" calcext:value-type="float">
            <text:p>0.363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4939" calcext:value-type="float">
            <text:p>0.4939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5329" calcext:value-type="float">
            <text:p>0.5329</text:p>
          </table:table-cell>
          <table:table-cell table:style-name="ce3" office:value-type="float" office:value="0.8926" calcext:value-type="float">
            <text:p>0.8926</text:p>
          </table:table-cell>
          <table:table-cell table:style-name="ce3" office:value-type="float" office:value="0.1008" calcext:value-type="float">
            <text:p>0.1008</text:p>
          </table:table-cell>
          <table:table-cell table:style-name="ce3" office:value-type="float" office:value="0.5561" calcext:value-type="float">
            <text:p>0.5561</text:p>
          </table:table-cell>
          <table:table-cell table:style-name="ce3" office:value-type="float" office:value="0.9934" calcext:value-type="float">
            <text:p>0.9934</text:p>
          </table:table-cell>
          <table:table-cell table:style-name="ce3" office:value-type="float" office:value="0.0201" calcext:value-type="float">
            <text:p>0.02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5539" calcext:value-type="float">
            <text:p>0.5539</text:p>
          </table:table-cell>
          <table:table-cell table:style-name="ce3" office:value-type="float" office:value="0.6655" calcext:value-type="float">
            <text:p>0.6655</text:p>
          </table:table-cell>
          <table:table-cell table:style-name="ce3" office:value-type="float" office:value="0.4193" calcext:value-type="float">
            <text:p>0.4193</text:p>
          </table:table-cell>
          <table:table-cell table:style-name="ce3" office:value-type="float" office:value="0.4871" calcext:value-type="float">
            <text:p>0.4871</text:p>
          </table:table-cell>
          <table:table-cell table:style-name="ce3" office:value-type="float" office:value="0.7214" calcext:value-type="float">
            <text:p>0.7214</text:p>
          </table:table-cell>
          <table:table-cell table:style-name="ce3" office:value-type="float" office:value="0.2056" calcext:value-type="float">
            <text:p>0.20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4716" calcext:value-type="float">
            <text:p>0.4716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5938" calcext:value-type="float">
            <text:p>0.5938</text:p>
          </table:table-cell>
          <table:table-cell table:style-name="ce3" office:value-type="float" office:value="0.7308" calcext:value-type="float">
            <text:p>0.7308</text:p>
          </table:table-cell>
          <table:table-cell table:style-name="ce3" office:value-type="float" office:value="0.4274" calcext:value-type="float">
            <text:p>0.4274</text:p>
          </table:table-cell>
          <table:table-cell table:style-name="ce3" office:value-type="float" office:value="0.5338" calcext:value-type="float">
            <text:p>0.5338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2056" calcext:value-type="float">
            <text:p>0.20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978" calcext:value-type="float">
            <text:p>0.5978</text:p>
          </table:table-cell>
          <table:table-cell table:style-name="ce3" office:value-type="float" office:value="0.5186" calcext:value-type="float">
            <text:p>0.5186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045" calcext:value-type="float">
            <text:p>0.5045</text:p>
          </table:table-cell>
          <table:table-cell table:style-name="ce3" office:value-type="float" office:value="0.7475" calcext:value-type="float">
            <text:p>0.7475</text:p>
          </table:table-cell>
          <table:table-cell table:style-name="ce3" office:value-type="float" office:value="0.2056" calcext:value-type="float">
            <text:p>0.2056</text:p>
          </table:table-cell>
          <table:table-cell table:style-name="ce3" office:value-type="float" office:value="0.5537" calcext:value-type="float">
            <text:p>0.5537</text:p>
          </table:table-cell>
          <table:table-cell table:style-name="ce3" office:value-type="float" office:value="0.7009" calcext:value-type="float">
            <text:p>0.7009</text:p>
          </table:table-cell>
          <table:table-cell table:style-name="ce3" office:value-type="float" office:value="0.3749" calcext:value-type="float">
            <text:p>0.374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999" calcext:value-type="float">
            <text:p>0.4999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4627" calcext:value-type="float">
            <text:p>0.4627</text:p>
          </table:table-cell>
          <table:table-cell table:style-name="ce3" office:value-type="float" office:value="0.3003" calcext:value-type="float">
            <text:p>0.3003</text:p>
          </table:table-cell>
          <table:table-cell table:style-name="ce3" office:value-type="float" office:value="0.6612" calcext:value-type="float">
            <text:p>0.6612</text:p>
          </table:table-cell>
          <table:table-cell table:style-name="ce3" office:value-type="float" office:value="0.4249" calcext:value-type="float">
            <text:p>0.4249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0.5604" calcext:value-type="float">
            <text:p>0.560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792" calcext:value-type="float">
            <text:p>0.6792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931" calcext:value-type="float">
            <text:p>0.6931</text:p>
          </table:table-cell>
          <table:table-cell table:style-name="ce3" office:value-type="float" office:value="0.6688" calcext:value-type="float">
            <text:p>0.6688</text:p>
          </table:table-cell>
          <table:table-cell table:style-name="ce3" office:value-type="float" office:value="0.7228" calcext:value-type="float">
            <text:p>0.722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4851" calcext:value-type="float">
            <text:p>0.4851</text:p>
          </table:table-cell>
          <table:table-cell table:style-name="ce3" office:value-type="float" office:value="0.4516" calcext:value-type="float">
            <text:p>0.4516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5:.B14])" office:value-type="float" office:value="0.60709" calcext:value-type="float">
            <text:p>0.6071</text:p>
          </table:table-cell>
          <table:table-cell table:style-name="ce6" table:formula="of:=AVERAGE([.C5:.C14])" office:value-type="float" office:value="0.57227" calcext:value-type="float">
            <text:p>0.5723</text:p>
          </table:table-cell>
          <table:table-cell table:style-name="ce6" table:formula="of:=AVERAGE([.D5:.D14])" office:value-type="float" office:value="0.65175" calcext:value-type="float">
            <text:p>0.6518</text:p>
          </table:table-cell>
          <table:table-cell table:number-columns-repeated="2"/>
          <table:table-cell table:style-name="ce2" office:value-type="string" calcext:value-type="string">
            <text:p>Average</text:p>
          </table:table-cell>
          <table:table-cell table:style-name="ce7" table:formula="of:=AVERAGE([.H5:.H14])" office:value-type="float" office:value="0.57237" calcext:value-type="float">
            <text:p>0.5724</text:p>
          </table:table-cell>
          <table:table-cell table:style-name="ce7" table:formula="of:=AVERAGE([.I5:.I14])" office:value-type="float" office:value="0.69782" calcext:value-type="float">
            <text:p>0.6978</text:p>
          </table:table-cell>
          <table:table-cell table:style-name="ce7" table:formula="of:=AVERAGE([.J5:.J14])" office:value-type="float" office:value="0.41986" calcext:value-type="float">
            <text:p>0.4199</text:p>
          </table:table-cell>
          <table:table-cell table:style-name="ce7" table:formula="of:=AVERAGE([.K5:.K14])" office:value-type="float" office:value="0.52687" calcext:value-type="float">
            <text:p>0.5269</text:p>
          </table:table-cell>
          <table:table-cell table:style-name="ce7" table:formula="of:=AVERAGE([.L5:.L14])" office:value-type="float" office:value="0.66623" calcext:value-type="float">
            <text:p>0.6662</text:p>
          </table:table-cell>
          <table:table-cell table:style-name="ce7" table:formula="of:=AVERAGE([.M5:.M14])" office:value-type="float" office:value="0.35753" calcext:value-type="float">
            <text:p>0.3575</text:p>
          </table:table-cell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exp: expOCT_172Ftr_ODOS_HyT_20210208_1Head_10CV_0</text:p>
          </table:table-cell>
          <table:table-cell table:number-columns-repeated="5"/>
          <table:table-cell office:value-type="string" calcext:value-type="string">
            <text:p>exp: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 20-1</text:p>
          </table:table-cell>
          <table:table-cell table:number-columns-repeated="5"/>
          <table:table-cell office:value-type="string" calcext:value-type="string">
            <text:p>Network: 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style-name="ce25" table:number-columns-repeated="3"/>
          <table:table-cell table:number-columns-repeated="51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style-name="ce26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894" calcext:value-type="float">
            <text:p>0.6894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7349" calcext:value-type="float">
            <text:p>0.7349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5842" calcext:value-type="float">
            <text:p>0.5842</text:p>
          </table:table-cell>
          <table:table-cell table:style-name="ce3" office:value-type="float" office:value="0.5142" calcext:value-type="float">
            <text:p>0.5142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327" calcext:value-type="float">
            <text:p>0.532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661" calcext:value-type="float">
            <text:p>0.5661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084" calcext:value-type="float">
            <text:p>0.6084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502" calcext:value-type="float">
            <text:p>0.5502</text:p>
          </table:table-cell>
          <table:table-cell table:style-name="ce3" office:value-type="float" office:value="0.4528" calcext:value-type="float">
            <text:p>0.4528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396" calcext:value-type="float">
            <text:p>0.5396</text:p>
          </table:table-cell>
          <table:table-cell table:style-name="ce3" office:value-type="float" office:value="0.4905" calcext:value-type="float">
            <text:p>0.4905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5767" calcext:value-type="float">
            <text:p>0.5767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6603" calcext:value-type="float">
            <text:p>0.6603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table:number-columns-repeated="3"/>
          <table:table-cell table:style-name="ce27" table:number-columns-repeated="3"/>
          <table:table-cell table:number-columns-repeated="51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25:.B34])" office:value-type="float" office:value="0.59123" calcext:value-type="float">
            <text:p>0.5912</text:p>
          </table:table-cell>
          <table:table-cell table:style-name="ce6" table:formula="of:=AVERAGE([.C25:.C34])" office:value-type="float" office:value="0.5638" calcext:value-type="float">
            <text:p>0.5638</text:p>
          </table:table-cell>
          <table:table-cell table:style-name="ce6" table:formula="of:=AVERAGE([.D25:.D34])" office:value-type="float" office:value="0.62646" calcext:value-type="float">
            <text:p>0.6265</text:p>
          </table:table-cell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6" table:formula="of:=AVERAGE([.H25:.H34])" office:value-type="string" office:string-value="" calcext:value-type="error">
            <text:p>#DIV/0!</text:p>
          </table:table-cell>
          <table:table-cell table:style-name="ce6" table:formula="of:=AVERAGE([.I25:.I34])" office:value-type="string" office:string-value="" calcext:value-type="error">
            <text:p>#DIV/0!</text:p>
          </table:table-cell>
          <table:table-cell table:style-name="ce6" table:formula="of:=AVERAGE([.J25:.J34])" office:value-type="string" office:string-value="" calcext:value-type="error">
            <text:p>#DIV/0!</text:p>
          </table:table-cell>
          <table:table-cell table:style-name="ce28" table:number-columns-repeated="3"/>
          <table:table-cell table:number-columns-repeated="5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Default" table:number-columns-repeated="10"/>
          <table:table-cell table:number-columns-repeated="54"/>
        </table:table-row>
        <table:table-row table:style-name="ro1">
          <table:table-cell office:value-type="string" calcext:value-type="string">
            <text:p>exp: expOCT_172Ftr_ODOS_HyT_20210209_1Head_10CV_0</text:p>
          </table:table-cell>
          <table:table-cell table:number-columns-repeated="5"/>
          <table:table-cell office:value-type="string" calcext:value-type="string">
            <text:p>exp: 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 1</text:p>
          </table:table-cell>
          <table:table-cell table:number-columns-repeated="5"/>
          <table:table-cell office:value-type="string" calcext:value-type="string">
            <text:p>Network: 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54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631" calcext:value-type="float">
            <text:p>0.6631</text:p>
          </table:table-cell>
          <table:table-cell table:style-name="ce3" office:value-type="float" office:value="0.6355" calcext:value-type="float">
            <text:p>0.6355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4368" calcext:value-type="float">
            <text:p>0.4368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9638" calcext:value-type="float">
            <text:p>0.9638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73" calcext:value-type="float">
            <text:p>0.6473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578" calcext:value-type="float">
            <text:p>0.6578</text:p>
          </table:table-cell>
          <table:table-cell table:style-name="ce3" office:value-type="float" office:value="0.6355" calcext:value-type="float">
            <text:p>0.6355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507" calcext:value-type="float">
            <text:p>0.6507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6666" calcext:value-type="float">
            <text:p>0.6666</text:p>
          </table:table-cell>
          <table:table-cell table:style-name="ce3" office:value-type="float" office:value="0.6698" calcext:value-type="float">
            <text:p>0.6698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238" calcext:value-type="float">
            <text:p>0.5238</text:p>
          </table:table-cell>
          <table:table-cell table:style-name="ce3" office:value-type="float" office:value="0.5283" calcext:value-type="float">
            <text:p>0.5283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4656" calcext:value-type="float">
            <text:p>0.4656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9999" calcext:value-type="float">
            <text:p>0.9999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925" calcext:value-type="float">
            <text:p>0.5925</text:p>
          </table:table-cell>
          <table:table-cell table:style-name="ce3" office:value-type="float" office:value="0.6509" calcext:value-type="float">
            <text:p>0.6509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44:.B53])" office:value-type="float" office:value="0.59391" calcext:value-type="float">
            <text:p>0.5939</text:p>
          </table:table-cell>
          <table:table-cell table:style-name="ce6" table:formula="of:=AVERAGE([.C44:.C53])" office:value-type="float" office:value="0.50568" calcext:value-type="float">
            <text:p>0.5057</text:p>
          </table:table-cell>
          <table:table-cell table:style-name="ce6" table:formula="of:=AVERAGE([.D44:.D53])" office:value-type="float" office:value="0.70717" calcext:value-type="float">
            <text:p>0.7072</text:p>
          </table:table-cell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6" table:formula="of:=AVERAGE([.H44:.H53])" office:value-type="string" office:string-value="" calcext:value-type="error">
            <text:p>#DIV/0!</text:p>
          </table:table-cell>
          <table:table-cell table:style-name="ce6" table:formula="of:=AVERAGE([.I44:.I53])" office:value-type="string" office:string-value="" calcext:value-type="error">
            <text:p>#DIV/0!</text:p>
          </table:table-cell>
          <table:table-cell table:style-name="ce6" table:formula="of:=AVERAGE([.J44:.J53])" office:value-type="string" office:string-value="" calcext:value-type="error">
            <text:p>#DIV/0!</text:p>
          </table:table-cell>
          <table:table-cell table:number-columns-repeated="54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1:59:07.046316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3-01T12:24:12.472259475</dc:date>
    <meta:editing-duration>PT10H5M12S</meta:editing-duration>
    <meta:editing-cycles>45</meta:editing-cycles>
    <meta:generator>LibreOffice/6.4.6.2$Linux_X86_64 LibreOffice_project/40$Build-2</meta:generator>
    <meta:document-statistic meta:table-count="1" meta:cell-count="283" meta:object-count="0"/>
  </office:meta>
</office:document-meta>
</file>